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62a3d" officeooo:paragraph-rsid="00162a3d"/>
    </style:style>
    <style:style style:name="P2" style:family="paragraph" style:parent-style-name="Text_20_body">
      <style:paragraph-properties fo:text-align="center" style:justify-single-word="false"/>
      <style:text-properties officeooo:paragraph-rsid="00162a3d"/>
    </style:style>
    <style:style style:name="P3" style:family="paragraph" style:parent-style-name="Text_20_body">
      <style:text-properties fo:font-weight="normal" officeooo:rsid="00162a3d" officeooo:paragraph-rsid="00162a3d" style:font-weight-asian="normal" style:font-weight-complex="normal"/>
    </style:style>
    <style:style style:name="P4" style:family="paragraph" style:parent-style-name="Heading_20_1">
      <style:paragraph-properties fo:text-align="center" style:justify-single-word="false"/>
      <style:text-properties officeooo:rsid="00162a3d" officeooo:paragraph-rsid="00162a3d"/>
    </style:style>
    <style:style style:name="P5" style:family="paragraph" style:parent-style-name="Heading_20_2">
      <style:text-properties fo:font-weight="bold" style:font-weight-asian="bold" style:font-weight-complex="bold"/>
    </style:style>
    <style:style style:name="P6" style:family="paragraph" style:parent-style-name="Text_20_body">
      <style:text-properties fo:font-weight="normal" officeooo:rsid="00169022" officeooo:paragraph-rsid="00169022" style:font-weight-asian="normal" style:font-weight-complex="normal"/>
    </style:style>
    <style:style style:name="P7" style:family="paragraph" style:parent-style-name="Text_20_body" style:list-style-name="L2">
      <style:text-properties fo:font-weight="normal" officeooo:rsid="00169022" officeooo:paragraph-rsid="00169022" style:font-weight-asian="normal" style:font-weight-complex="normal"/>
    </style:style>
    <style:style style:name="P8" style:family="paragraph" style:parent-style-name="Text_20_body">
      <style:text-properties officeooo:paragraph-rsid="00169022"/>
    </style:style>
    <style:style style:name="P9" style:family="paragraph" style:parent-style-name="Text_20_body" style:list-style-name="L1">
      <style:text-properties officeooo:paragraph-rsid="00169022"/>
    </style:style>
    <style:style style:name="P10" style:family="paragraph" style:parent-style-name="Text_20_body" style:list-style-name="L1">
      <style:text-properties officeooo:rsid="00169022" officeooo:paragraph-rsid="00169022"/>
    </style:style>
    <style:style style:name="P11" style:family="paragraph" style:parent-style-name="Text_20_body">
      <style:text-properties officeooo:rsid="00169022" officeooo:paragraph-rsid="00169022"/>
    </style:style>
    <style:style style:name="T1" style:family="text">
      <style:text-properties officeooo:rsid="00162a3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2a3d" style:font-weight-asian="normal" style:font-weight-complex="normal"/>
    </style:style>
    <style:style style:name="T5" style:family="text">
      <style:text-properties fo:font-weight="normal" officeooo:rsid="0016902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Fyndr“ - Konzept</text:h>
      <text:p text:style-name="P2"/>
      <text:h text:style-name="Heading_20_2" text:outline-level="2">Wortabstammung</text:h>
      <text:p text:style-name="P1">To find (engl.) = finden</text:p>
      <text:p text:style-name="P1"><text:span text:style-name="T3">f</text:span><text:span text:style-name="T2">Y</text:span><text:span text:style-name="T3">nd</text:span> = <text:span text:style-name="T3">Part</text:span><text:span text:style-name="T2">Y</text:span></text:p>
      <text:p text:style-name="P3">= Party Finder</text:p>
      <text:p text:style-name="P3"/>
      <text:h text:style-name="P5" text:outline-level="2">Welche Problem<text:span text:style-name="T1">e</text:span> <text:span text:style-name="T1">werden</text:span> behandelt?</text:h>
      <text:p text:style-name="P8"><text:span text:style-name="T4">In Zeiten der mobilen Kommunikation wird der persönliche Kontakt für einige immer schwieriger. Viele Menschen lernen sich im Nachtleben kennen. Allerdings langweilen sich viele zu Hause, da sie nicht wissen, wohin sie gehen sollen. </text:span></text:p>
      <text:list xml:id="list916590721816162984" text:style-name="L1">
        <text:list-item>
          <text:p text:style-name="P9"><text:span text:style-name="T4">Wir bieten eine Sammlung an Veranstaltungen durch Gruppen (+ Werbung). </text:span></text:p>
        </text:list-item>
        <text:list-item>
          <text:p text:style-name="P9"><text:span text:style-name="T4">Personen </text:span><text:span text:style-name="T5">können sich </text:span><text:span text:style-name="T4">diesen Gruppen alleine bzw. in kleinen Gruppen anschließen, sodass ein aktives Nachtleben jederzeit – </text:span><text:span text:style-name="T5">unabhängig von Freunden - </text:span><text:span text:style-name="T4">möglich ist. </text:span></text:p>
        </text:list-item>
        <text:list-item>
          <text:p text:style-name="P10"><text:span text:style-name="T4">F</text:span><text:span text:style-name="T3">reiheit – Entscheidungsfreiheit</text:span></text:p>
        </text:list-item>
      </text:list>
      <text:p text:style-name="P11"/>
      <text:h text:style-name="P5" text:outline-level="2">Wer wird angesprochen?</text:h>
      <text:p text:style-name="P6">Angesprochen werden alle Partygänger. <text:line-break/>Speziell:</text:p>
      <text:list xml:id="list3478385954988940078" text:style-name="L2">
        <text:list-item>
          <text:p text:style-name="P7">Kontaktfreudig</text:p>
        </text:list-item>
        <text:list-item>
          <text:p text:style-name="P7">Single</text:p>
        </text:list-item>
        <text:list-item>
          <text:p text:style-name="P7"/>
        </text:list-item>
      </text:list>
      <text:p text:style-name="P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9T00:37:23.264255000</meta:creation-date>
    <dc:date>2015-07-19T00:56:32.333794000</dc:date>
    <meta:editing-duration>P0D</meta:editing-duration>
    <meta:editing-cycles>2</meta:editing-cycles>
    <meta:generator>LibreOffice/4.2.8.2$MacOSX_X86_64 LibreOffice_project/48d50dbfc06349262c9d50868e5c1f630a573ebd</meta:generator>
    <meta:document-statistic meta:table-count="0" meta:image-count="0" meta:object-count="0" meta:page-count="1" meta:paragraph-count="15" meta:word-count="103" meta:character-count="713" meta:non-whitespace-character-count="624"/>
  </office:meta>
</office:document-meta>
</file>